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e5a06" officeooo:paragraph-rsid="000e5a06" style:font-weight-asian="bold" style:font-weight-complex="bold"/>
    </style:style>
    <style:style style:name="P2" style:family="paragraph" style:parent-style-name="Standard" style:list-style-name="L1">
      <style:text-properties fo:font-weight="normal" officeooo:rsid="000e5a06" officeooo:paragraph-rsid="000e5a06" style:font-weight-asian="normal" style:font-weight-complex="normal"/>
    </style:style>
    <style:style style:name="P3" style:family="paragraph" style:parent-style-name="Standard" style:list-style-name="L1">
      <style:text-properties fo:font-weight="normal" officeooo:rsid="000f626d" officeooo:paragraph-rsid="000f626d" style:font-weight-asian="normal" style:font-weight-complex="normal"/>
    </style:style>
    <style:style style:name="P4" style:family="paragraph" style:parent-style-name="Standard" style:list-style-name="L1">
      <style:text-properties fo:font-weight="bold" officeooo:rsid="000e5a06" officeooo:paragraph-rsid="000e5a06" style:font-weight-asian="bold" style:font-weight-complex="bold"/>
    </style:style>
    <style:style style:name="T1" style:family="text">
      <style:text-properties officeooo:rsid="000f626d"/>
    </style:style>
    <style:style style:name="T2" style:family="text">
      <style:text-properties officeooo:rsid="00100e3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wedish experiment instructions</text:p>
      <text:list xml:id="list4190114535" text:style-name="L1">
        <text:list-item>
          <text:p text:style-name="P2">Log in with user btlab and passworkd btlab</text:p>
        </text:list-item>
        <text:list-item>
          <text:p text:style-name="P2">Click on the terminal icon at the bottom of the scree<text:span text:style-name="T2">n</text:span> to open a terminal</text:p>
        </text:list-item>
        <text:list-item>
          <text:p text:style-name="P2">Type “cd bonobo” to change to the experiment folder</text:p>
        </text:list-item>
        <text:list-item>
          <text:p text:style-name="P2">Type “python3 bonobo_human.py” to start the experiment</text:p>
        </text:list-item>
        <text:list-item>
          <text:p text:style-name="P2">Enter the subject id (starting from 1)</text:p>
        </text:list-item>
        <text:list-item>
          <text:p text:style-name="P2">Note down the subject’s number, SONA identifier, time, and date in the lab log book</text:p>
        </text:list-item>
        <text:list-item>
          <text:p text:style-name="P2">Click on the button at the top left of the experiment window and then select “<text:span text:style-name="T2">More Actions → </text:span>Fullscreen”</text:p>
        </text:list-item>
        <text:list-item>
          <text:p text:style-name="P2">When the experiment is done, press Alt+F3 to <text:span text:style-name="T2">and click again “More Actions → Fullscreen” to </text:span>get out of fullscreen</text:p>
        </text:list-item>
        <text:list-item>
          <text:p text:style-name="P4">In the terminal, type “save_results” <text:span text:style-name="T1">to back up the results</text:span></text:p>
        </text:list-item>
        <text:list-item>
          <text:p text:style-name="P3">You are now ready to run a new subjec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6T11:38:38.032764833</meta:creation-date>
    <dc:date>2019-11-06T13:37:24.205397626</dc:date>
    <meta:editing-duration>PT4M58S</meta:editing-duration>
    <meta:editing-cycles>2</meta:editing-cycles>
    <meta:generator>LibreOffice/6.2.7.1$Linux_X86_64 LibreOffice_project/20$Build-1</meta:generator>
    <meta:document-statistic meta:table-count="0" meta:image-count="0" meta:object-count="0" meta:page-count="1" meta:paragraph-count="11" meta:word-count="132" meta:character-count="707" meta:non-whitespace-character-count="596"/>
  </office:meta>
</office:document-meta>
</file>